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a41" officeooo:paragraph-rsid="0005ca41"/>
    </style:style>
    <style:style style:name="P2" style:family="paragraph" style:parent-style-name="Standard">
      <style:text-properties officeooo:rsid="0007b414" officeooo:paragraph-rsid="0007b414"/>
    </style:style>
    <style:style style:name="P3" style:family="paragraph" style:parent-style-name="Standard">
      <style:text-properties officeooo:paragraph-rsid="0007b414"/>
    </style:style>
    <style:style style:name="P4" style:family="paragraph" style:parent-style-name="Standard">
      <style:text-properties officeooo:rsid="0008260c" officeooo:paragraph-rsid="0008260c"/>
    </style:style>
    <style:style style:name="P5" style:family="paragraph" style:parent-style-name="Standard">
      <style:text-properties officeooo:rsid="00088ed0" officeooo:paragraph-rsid="00088ed0"/>
    </style:style>
    <style:style style:name="P6" style:family="paragraph" style:parent-style-name="Standard">
      <style:text-properties officeooo:rsid="000a0dcc" officeooo:paragraph-rsid="000a0dcc"/>
    </style:style>
    <style:style style:name="P7" style:family="paragraph" style:parent-style-name="Standard">
      <style:text-properties officeooo:rsid="000a1d2e" officeooo:paragraph-rsid="000a1d2e"/>
    </style:style>
    <style:style style:name="P8" style:family="paragraph" style:parent-style-name="Standard">
      <style:text-properties officeooo:rsid="000d4d4f" officeooo:paragraph-rsid="000d4d4f"/>
    </style:style>
    <style:style style:name="P9" style:family="paragraph" style:parent-style-name="Standard">
      <style:text-properties officeooo:paragraph-rsid="000d4d4f"/>
    </style:style>
    <style:style style:name="P10" style:family="paragraph" style:parent-style-name="Standard">
      <style:text-properties officeooo:rsid="0010a99f" officeooo:paragraph-rsid="0010a99f"/>
    </style:style>
    <style:style style:name="P11" style:family="paragraph" style:parent-style-name="Standard">
      <style:text-properties officeooo:rsid="001230f9" officeooo:paragraph-rsid="001230f9"/>
    </style:style>
    <style:style style:name="P12" style:family="paragraph" style:parent-style-name="Standard">
      <style:text-properties officeooo:rsid="00128a8a" officeooo:paragraph-rsid="00128a8a"/>
    </style:style>
    <style:style style:name="P13" style:family="paragraph" style:parent-style-name="Standard">
      <style:text-properties style:text-underline-style="solid" style:text-underline-width="auto" style:text-underline-color="font-color" fo:font-weight="bold" officeooo:rsid="001230f9" officeooo:paragraph-rsid="001230f9"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d4d4f" officeooo:paragraph-rsid="000d4d4f"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a0dcc" officeooo:paragraph-rsid="000a0dc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7b414" officeooo:paragraph-rsid="0007b414"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2e652" officeooo:paragraph-rsid="0012e652"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49b87" officeooo:paragraph-rsid="0016a863"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798ff" officeooo:paragraph-rsid="001798ff" style:font-weight-asian="bold" style:font-weight-complex="bold"/>
    </style:style>
    <style:style style:name="P20" style:family="paragraph" style:parent-style-name="Standard">
      <style:paragraph-properties fo:text-align="center" style:justify-single-word="false"/>
      <style:text-properties fo:font-size="20pt" fo:font-weight="bold" officeooo:rsid="0005ca41" officeooo:paragraph-rsid="0005ca41" style:font-size-asian="20pt" style:font-weight-asian="bold" style:font-size-complex="20pt" style:font-weight-complex="bold"/>
    </style:style>
    <style:style style:name="P21" style:family="paragraph" style:parent-style-name="Standard">
      <style:text-properties officeooo:rsid="0012e652" officeooo:paragraph-rsid="0012e652"/>
    </style:style>
    <style:style style:name="P22" style:family="paragraph" style:parent-style-name="Standard">
      <style:text-properties officeooo:rsid="0012e652" officeooo:paragraph-rsid="0016a863"/>
    </style:style>
    <style:style style:name="P23" style:family="paragraph" style:parent-style-name="Standard">
      <style:text-properties officeooo:paragraph-rsid="00149b87"/>
    </style:style>
    <style:style style:name="P24" style:family="paragraph" style:parent-style-name="Standard">
      <style:text-properties officeooo:rsid="00149b87" officeooo:paragraph-rsid="00149b87"/>
    </style:style>
    <style:style style:name="P25" style:family="paragraph" style:parent-style-name="Standard">
      <style:text-properties style:text-underline-style="none" fo:font-weight="normal" officeooo:rsid="0016a863" officeooo:paragraph-rsid="0016a863" style:font-weight-asian="normal" style:font-weight-complex="normal"/>
    </style:style>
    <style:style style:name="P26" style:family="paragraph" style:parent-style-name="Standard">
      <style:text-properties style:text-underline-style="none" fo:font-weight="normal" officeooo:rsid="001798ff" officeooo:paragraph-rsid="001798ff" style:font-weight-asian="normal" style:font-weight-complex="normal"/>
    </style:style>
    <style:style style:name="P27" style:family="paragraph" style:parent-style-name="Standard">
      <style:text-properties style:text-underline-style="none" fo:font-weight="normal" officeooo:rsid="001798ff" officeooo:paragraph-rsid="001abe51" style:font-weight-asian="normal" style:font-weight-complex="normal"/>
    </style:style>
    <style:style style:name="P28" style:family="paragraph" style:parent-style-name="Standard">
      <style:text-properties style:text-underline-style="none" fo:font-weight="normal" officeooo:rsid="001939d8" officeooo:paragraph-rsid="001939d8" style:font-weight-asian="normal" style:font-weight-complex="normal"/>
    </style:style>
    <style:style style:name="P29" style:family="paragraph" style:parent-style-name="Standard">
      <style:text-properties style:text-underline-style="solid" style:text-underline-width="auto" style:text-underline-color="font-color" fo:font-weight="bold" officeooo:rsid="001230f9" officeooo:paragraph-rsid="001230f9" style:font-weight-asian="bold" style:font-weight-complex="bold"/>
    </style:style>
    <style:style style:name="T1" style:family="text">
      <style:text-properties officeooo:rsid="0007b414"/>
    </style:style>
    <style:style style:name="T2" style:family="text">
      <style:text-properties officeooo:rsid="0008260c"/>
    </style:style>
    <style:style style:name="T3" style:family="text">
      <style:text-properties officeooo:rsid="000a8943"/>
    </style:style>
    <style:style style:name="T4" style:family="text">
      <style:text-properties officeooo:rsid="000bb0b7"/>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b7a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onditions générales de vente</text:p>
      <text:p text:style-name="P1"/>
      <text:p text:style-name="P1">Entre le client et l’entreprise « Fruits &amp; Légumes Bio du Var » dont le siège social se situe 999 le Figaret, <text:span text:style-name="T1">83 310 </text:span>La Mole, <text:span text:style-name="T1">enregistrée au RCS sous le n° siret : Raphmangedeschibres</text:span></text:p>
      <text:p text:style-name="P2">Joignable par téléphone au 06 52 16 93 07 ou via <text:a xlink:type="simple" xlink:href="mailto:fruitslegumesbiovar@gmail.com" text:style-name="Internet_20_link" text:visited-style-name="Visited_20_Internet_20_Link">fruitslegumesbiovar@gmail.com</text:a></text:p>
      <text:p text:style-name="P2">La fiche d’adhésion comprend les présentes CGV, ainsi que ses annexes qui en font partie intégrantes et sont indissociables.</text:p>
      <text:p text:style-name="P2"/>
      <text:p text:style-name="P16">1/ Fonctionnement de l’entreprise</text:p>
      <text:p text:style-name="P2"/>
      <text:p text:style-name="P2">Notre entreprise s’engage à vous livrer des cagettes de fruits et légumes bio (transporter dans un sac en cabat à la livraison) issu de producteurs du var sur votre lieu de travail, voter domicile ou en point relais.</text:p>
      <text:p text:style-name="P2">Livraison hebdomadaire de vos produits comprise entre une tranche horaire variant selon votre secteur.</text:p>
      <text:p text:style-name="P2">Le client s’engage à accepter le contenu de la marchandise telle qu’elle lui est livrée (variétés de 5 légumes et 2 fruits) variable en cas de rupture.</text:p>
      <text:p text:style-name="P3"><text:span text:style-name="T1">Possibilité de modifier de formule ou le nombres de formule s</text:span><text:span text:style-name="T2">é</text:span><text:span text:style-name="T1">lection</text:span><text:span text:style-name="T2">n</text:span><text:span text:style-name="T1">é</text:span><text:span text:style-name="T2">es,</text:span><text:span text:style-name="T1"> </text:span><text:span text:style-name="T2">il vous suffit de nous contacter et cela sera pris en considération lors des futures livraisons.</text:span><text:span text:style-name="T1"> </text:span></text:p>
      <text:p text:style-name="P4">Les quantités sont de 3 kg pour la formule A au prix de base de 19€, 6 kg pour la formule B au prix de base de 29€, et de 9 kg pour la formule C au prix de base de 42€.</text:p>
      <text:p text:style-name="P5">Les fruits et légumes sont sélectionnés par nos soins en fonction de la saison et de leurs disponibilités.</text:p>
      <text:p text:style-name="P5">En cas d’absence involontaire ou totale de votre part, il suffit de remettre votre règlement à la personne qui prendra possession de votre marchandise, auquel cas nous serions dans l’obligation de vous la facturer.</text:p>
      <text:p text:style-name="P5">Lors de vos prises de congés ou de vos vacances, veuillez nous transmettre le plus rapidement possible a la vieille de notre prise de commande afin de pas avoir de cagette(s) à votre nom autrement, nous serons dans l’obligation de vous facturer la(es) cagette(s).</text:p>
      <text:p text:style-name="P6">La liste des produits vendus en cagette n’étant pas exhaustive, il vous est possible de faire une commande séparée hors panier. Pour cela veuillez nous contacter avant la passation de commande de la semaine. Le prix variera en fonction de la quantité demandée ainsi que du prix convenu entre les différents parties Producteurs&gt;Détaillant&gt;Client, un devis vous sera alors envoyé afin hors adhésion pour cette livraison.</text:p>
      <text:p text:style-name="P6"/>
      <text:p text:style-name="P15">2/ Défaut de conformité</text:p>
      <text:p text:style-name="P6"/>
      <text:p text:style-name="P7">Si malgré notre bienveillance viendrait à être <text:span text:style-name="T3">une quelconque malfaçon de nos produits (Abîmés de l’intérieur, non visible à l’oeil nu, </text:span><text:span text:style-name="T4">l’entreprise vous le remplacera ou équivalent en gage de remboursement à la prochaine livraison, pour cela informez nous au 06 52 16 93 07 ou via notre page facebook avec preuve à l’appui. </text:span><text:span text:style-name="T6">(Photo du produit défectueux daté)</text:span></text:p>
      <text:p text:style-name="P8">Les produits voyagent au risque du client auquel il se doit de vérifier le bon état et la conformité de la commande au moment de la réception de ceux-ci. Aucune réclamation sera prise en compte passer la vérification.</text:p>
      <text:p text:style-name="P8">L’entreprise Fruits&amp;Légumes du Var BIO ne saurait être tenu responsable en cas de perte, de vol ou de mauvaise conversation des produits après réception (accueil, comité d’entreprise etc.…)</text:p>
      <text:p text:style-name="P9"/>
      <text:p text:style-name="P14">3/ Fiche d’adhésion (vaut bons de commande)</text:p>
      <text:p text:style-name="P14"/>
      <text:p text:style-name="P10">Après réception de votre fiche d’adhésion, notre entreprise Fruits&amp;Légumes du Var BIO confirmera l’acceptation de celle-ci à l’aide de nos différents moyens de communication.</text:p>
      <text:p text:style-name="P10"><text:soft-page-break/>En cas de commande via appel téléphonique, la fiche d’adhésion ainsi que les CGV seront présenté au client en face à face lors de la première livraison.</text:p>
      <text:p text:style-name="P13"/>
      <text:p text:style-name="P13">4/ Renouvellement d’adhésion</text:p>
      <text:p text:style-name="P13"/>
      <text:p text:style-name="P11">Toute adhésion est reconduite tacitement (en accord entre les deux parties)</text:p>
      <text:p text:style-name="P11"/>
      <text:p text:style-name="P13">5/ Rupture</text:p>
      <text:p text:style-name="P13"/>
      <text:p text:style-name="P11">En cas de rupture avant terme, un pré-avis de 15 jours est requis de plus, toute forme d’adhésion comprenant des réductions commerciales verront leurs effets annulés et les clients seront facturés depuis le commencement du contrat.</text:p>
      <text:p text:style-name="P11">Fruits&amp;Légumes du Var BIO vous fera le calcul du montant à rembourser.</text:p>
      <text:p text:style-name="P11"/>
      <text:p text:style-name="P13">6/ Paiement</text:p>
      <text:p text:style-name="P13"/>
      <text:p text:style-name="P12">Le règlement des paniers se fait par carte bancaire via le site internet ou sur place, il est aussi possible de payer en liquide sur place, aucun crédit ne sera toléré, en cas de non paiement nous prenons la liberté de conserver la marchandise et une facture sera tout de même envoyée au client.</text:p>
      <text:p text:style-name="P12"/>
      <text:p text:style-name="P17">7/ Délai de livraison</text:p>
      <text:p text:style-name="P21"/>
      <text:p text:style-name="P21">Un retard de livraison n’autorise pas l’acheteur à annuler la vente, à refuser la marchandise ou à demander des dommages et intérêts.</text:p>
      <text:p text:style-name="P21">Le client sera contacté dans les plus brefs délais afin de convenir à une nouvelle date et heure afin de réceptionner la marchandise.</text:p>
      <text:p text:style-name="P21"/>
      <text:p text:style-name="P17">8/ Force Majeur</text:p>
      <text:p text:style-name="P23"/>
      <text:p text:style-name="P24">Fruits &amp; Légumes du Var BIO n’est pas responsable cas d’incendie, d’inondation, d’interruption de la fourniture d’énergie, des matières premières ainsi que les grèves totales ou partielles ou toute nature entravant la bonne marche de l’entreprise tel que les grèves de transports, des services postaux etc.…</text:p>
      <text:p text:style-name="P24">Dans ce cas l’entreprise informera dans les plus brefs délai le client via les moyens de communications disponibles.</text:p>
      <text:p text:style-name="P24">La survenance d’un cas de force majeure a pour conséquence de suspendre temporairement l’exécution des obligations contractuelles de l’entreprise envers ses clients.</text:p>
      <text:p text:style-name="P24">Ceux-ci seront partiellement désengagés de leurs livraison le temps du sinistre sans indemnité. </text:p>
      <text:p text:style-name="P23"/>
      <text:p text:style-name="P18">9/ Rétractation</text:p>
      <text:p text:style-name="P18"/>
      <text:p text:style-name="P25">Conformément à la loi L121-20 et suivant le code pénal de la consommation le client dispose de 14 jours pour se rétracter (à l’exception des denrées périssables), à compte<text:span text:style-name="T6">r</text:span> de la date affichée sur la fiche d’adhésion.</text:p>
      <text:p text:style-name="P25"/>
      <text:p text:style-name="P19">10/ Frais de livraison</text:p>
      <text:p text:style-name="P26"/>
      <text:p text:style-name="P26">L’entreprise Fruits&amp;Légumes du Var BIO ne facture pas de frais de livraison.</text:p>
      <text:p text:style-name="P26"/>
      <text:p text:style-name="P19">11/ Service relation client</text:p>
      <text:p text:style-name="P26"/>
      <text:p text:style-name="P26">Un numéro de téléphone est à votre disposition pour toutes difficultés 06 33 58 79 07.</text:p>
      <text:p text:style-name="P26"><text:soft-page-break/></text:p>
      <text:p text:style-name="P27"><text:span text:style-name="T5">12 / Majorité</text:span> </text:p>
      <text:p text:style-name="P27">L’entreprise peut-être amenée à proposer des ventes d’alcool à ses clients.</text:p>
      <text:p text:style-name="P26">Pour éviter tout litige, le client s’engage en paraphant sa fiche d’adhésion à être majeure, conformément à l’article 3342-1 du code de la santé publique sur les ventes d’alcool.</text:p>
      <text:p text:style-name="P26"/>
      <text:p text:style-name="P19">13 / Engagements</text:p>
      <text:p text:style-name="P26"/>
      <text:p text:style-name="P26">Fruits&amp;Légumes du Var BIO s’engage à vous fournir des produits Bio et locaux certifiés et contrôlés par des organismes (AB, Qualifrance, Ecocert), leurs fraîcheurs, et une tarification fixe à l’année.</text:p>
      <text:p text:style-name="P26"/>
      <text:p text:style-name="P28">Les conditions générales de vente s’appliquent à toutes les ventes et le client accepte, sans réserve, ces conditions générales de vente en signant la fiche d’adhésion et renonce à toute application de ces conditions générales d’achat.</text:p>
      <text:p text:style-name="P23"/>
      <text:p text:style-name="P23"/>
      <text:p text:style-name="P22"/>
      <text:p text:style-name="P12"/>
      <text:p text:style-name="P12"/>
      <text:p text:style-name="P12"/>
      <text:p text:style-name="P11"/>
      <text:p text:style-name="P10"/>
      <text:p text:style-name="P8"/>
      <text:p text:style-name="P8"/>
      <text:p text:style-name="P8"/>
      <text:p text:style-name="P7"/>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1T17:19:07.761000000</meta:creation-date>
    <dc:date>2021-03-20T18:10:32.647000000</dc:date>
    <meta:editing-duration>PT1H33M46S</meta:editing-duration>
    <meta:editing-cycles>14</meta:editing-cycles>
    <meta:generator>LibreOffice/6.4.5.2$Windows_X86_64 LibreOffice_project/a726b36747cf2001e06b58ad5db1aa3a9a1872d6</meta:generator>
    <meta:document-statistic meta:table-count="0" meta:image-count="0" meta:object-count="0" meta:page-count="3" meta:paragraph-count="48" meta:word-count="1028" meta:character-count="6281" meta:non-whitespace-character-count="5298"/>
  </office:meta>
</office:document-meta>
</file>